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360000036B182088E3.png"/>
  <manifest:file-entry manifest:media-type="image/png" manifest:full-path="Pictures/10000201000006360000036B0FA38864.png"/>
  <manifest:file-entry manifest:media-type="image/png" manifest:full-path="Pictures/100000000000032000000258217E47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titledown-title">
      <style:graphic-properties fo:min-height="3.506cm"/>
    </style:style>
    <style:style style:name="pr2" style:family="presentation" style:parent-style-name="lyt-bluetitledown-notes">
      <style:graphic-properties draw:fill-color="#ffffff" fo:min-height="13.364cm"/>
    </style:style>
    <style:style style:name="pr3" style:family="presentation" style:parent-style-name="lyt-bluetitledown-title">
      <style:graphic-properties draw:fill-color="#ffffff" draw:auto-grow-height="true" fo:min-height="3.506cm"/>
    </style:style>
    <style:style style:name="pr4" style:family="presentation" style:parent-style-name="lyt-bluetitledown-notes">
      <style:graphic-properties draw:fill-color="#ffffff" draw:auto-grow-height="true" fo:min-height="13.364cm"/>
    </style:style>
    <style:style style:name="pr5" style:family="presentation" style:parent-style-name="lyt-bluetitledown-outline1">
      <style:graphic-properties fo:min-height="11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Part 1: Design UI Command Line</text:p>
          </draw:text-box>
        </draw:frame>
        <draw:frame draw:style-name="gr1" draw:text-style-name="P1" draw:layer="layout" svg:width="34.2cm" svg:height="20.4cm" svg:x="-2.6cm" svg:y="-1.6cm" presentation:class="graphic" presentation:user-transformed="true">
          <draw:image xlink:href="Pictures/10000201000006360000036B182088E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 xml:id="id2" draw:id="id2">
        <office:forms form:automatic-focus="false" form:apply-design-mode="false"/>
        <draw:frame presentation:style-name="pr3" draw:text-style-name="P2" draw:layer="layout" svg:width="25.199cm" svg:height="3.506cm" svg:x="1.4cm" svg:y="17.294cm" presentation:class="title">
          <draw:text-box>
            <text:p text:style-name="P2">Part 2: Design GUI</text:p>
          </draw:text-box>
        </draw:frame>
        <draw:frame draw:style-name="gr1" draw:text-style-name="P1" draw:layer="layout" svg:width="28cm" svg:height="14.2cm" svg:x="0.2cm" svg:y="2.2cm" presentation:class="graphic" presentation:user-transformed="true">
          <draw:image xlink:href="Pictures/10000201000006360000036B0FA3886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titledown" presentation:presentation-page-layout-name="AL1T1" xml:id="id3" draw:id="id3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IPO Chart</text:p>
          </draw:text-box>
        </draw:frame>
        <draw:frame presentation:style-name="pr5" draw:layer="layout" svg:width="25.199cm" svg:height="11.5cm" svg:x="1.4cm" svg:y="2.2cm" presentation:class="outline" presentation:placeholder="true">
          <draw:text-box/>
        </draw:frame>
        <anim:par presentation:node-type="timing-root">
          <anim:par smil:begin="id3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Blue with Bottom Title </dc:title>
    <dc:description>Presentation Layout Template</dc:description>
    <meta:creation-date>2017-10-18T18:19:16.15</meta:creation-date>
    <dc:language>en-US</dc:language>
    <meta:editing-cycles>2</meta:editing-cycles>
    <meta:editing-duration>PT8M20S</meta:editing-duration>
    <dc:date>2017-10-18T18:27:30.67</dc:date>
    <meta:document-statistic meta:object-count="36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../../../../../../Program%20Files%20(x86)/OpenOffice%204/share/template/en-US/layout/lyt-bluetitledown.otp"/>
  </office:meta>
</office:document-meta>
</file>